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3333ff"/>
    </style:style>
    <style:style style:name="P2" style:family="paragraph" style:parent-style-name="Text_20_body">
      <style:text-properties fo:color="#00cc33"/>
    </style:style>
    <style:style style:name="P3" style:family="paragraph" style:parent-style-name="Text_20_body">
      <style:text-properties fo:color="#00cc00"/>
    </style:style>
    <style:style style:name="P4" style:family="paragraph" style:parent-style-name="Heading_20_1">
      <style:text-properties style:use-window-font-color="true"/>
    </style:style>
    <style:style style:name="P5" style:family="paragraph" style:parent-style-name="Text_20_body">
      <style:text-properties style:use-window-font-color="true"/>
    </style:style>
    <style:style style:name="T1" style:family="text">
      <style:text-properties fo:color="#0000ff"/>
    </style:style>
    <style:style style:name="T2" style:family="text">
      <style:text-properties fo:color="#3333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onsterAdventure</text:p>
      <text:p text:style-name="Text_20_body">Légende : </text:p>
      <text:p text:style-name="P1">Ce qui sera mis si jamais on a le temps (bleu)</text:p>
      <text:p text:style-name="P2">Ce qui sera peut etre mis, si cela est utile pour le gameplay (vert)</text:p>
      <text:h text:style-name="Heading_20_1" text:outline-level="1">Idée d'Expérience de jeu</text:h>
      <text:p text:style-name="Text_20_body">« Assister à la mort d'un monde »</text:p>
      <text:p text:style-name="Text_20_body">« Comprendre la beauté du monde »</text:p>
      <text:p text:style-name="Text_20_body">« Etre un médecin devant une maladie incurable »</text:p>
      <text:p text:style-name="Text_20_body">« Desespoir »</text:p>
      <text:h text:style-name="Heading_20_1" text:outline-level="1">Ressenti visé du joueur</text:h>
      <text:p text:style-name="Text_20_body">Le joueur devra sauver un monde condamné par ses propres actions. Ce monde possède un écosystème qui sera peut à peut détruit et dénaturé sous les yeux du joueur. Le joueur ressentira un plaisir de pouvoir decouvrir ce monde mais aussi la tristesse que cela soit la fin de ce meme monde.</text:p>
      <text:h text:style-name="Heading_20_1" text:outline-level="1">Contexte spatio-temporel</text:h>
      <text:p text:style-name="Text_20_body">L'époque sera futuriste, le joueur arrivant sur la planète en vaisseau. Par contre, le développement de la planète sera primitif. Les espèces seront principalement des « animaux », <text:span text:style-name="T1">et quelques tribus à des âges peu avancés (époque préhistorique voir antiquité max).</text:span></text:p>
      <text:p text:style-name="P3">La planète présentera aussi des traces de machines d'une technologie avancée. Ces machines seront abandonnées et plus en état de marche mais pourront être réparées pour aider le joueur.</text:p>
      <text:h text:style-name="Heading_20_1" text:outline-level="1">Description de la faune</text:h>
      <text:p text:style-name="Text_20_body">La faune sera composé d'animaux, vivant en troupeau ou seul, avec des prédateurs et des proies. La chaîne alimentaire sera représentée. <text:span text:style-name="T2">Ces animaux bénéficierons d'une IA (intelligence </text:span><text:soft-page-break/><text:span text:style-name="T2">artificielle) assez développés, ce qui permettra au joueur de</text:span> <text:span text:style-name="T2">pouvoir lié des liens avec certains individus. Pour cela, les </text:span><text:span text:style-name="T2">comportements des animaux devront être différent d'un individu à l'autre.</text:span></text:p>
      <text:p text:style-name="Text_20_body">Le nombre d’espèces d'animaux ne devra pas être très grand, pour être sur que CHAQUE espèce soit très intéressante et utile pour le jeu.</text:p>
      <text:h text:style-name="Heading_20_1" text:outline-level="1">Description de la Flore </text:h>
      <text:p text:style-name="Text_20_body">La flore sera classique. Des plantes avec une intelligence légèrement supérieures à la moyenne pourrait être envisagé (du style « plantes carnivores »). </text:p>
      <text:p text:style-name="Text_20_body">A savoir que toute plante aura sont utilité unique =&gt; privilégié la qualité à la diversité.</text:p>
      <text:h text:style-name="Heading_20_1" text:outline-level="1">Mécanisme de gameplay</text:h>
      <text:p text:style-name="Text_20_body">Le joueur devra tenter d'entraver la maladie. Pour cela, il devra utiliser la faune et la flore et les ressources minières à son avantage. A l'aide de ces trois ressources, il pourra construire des outils et autres machines qui l'aideront à contenir la maladie. Cependant, il devra étudier l'évolution de la maladie et faire attention aux mutations qui pourront accélérer/changer la transmission de la maladie. La maladie pervertira les cibles affectés. </text:p>
      <text:h text:style-name="P4" text:outline-level="1">Les Biomes</text:h>
      <text:p text:style-name="P5">Chaque biome aura son propre ecosysteme, ses propres etres vivants et son propre dieu.</text:p>
      <text:p text:style-name="P5">Les habitants d'un biome feront tous pour protéger leur dieu.<text:line-break/>Leur dieu est bienveillant, n'est qu'amour.</text:p>
      <text:h text:style-name="P4" text:outline-level="1">La maladie</text:h>
      <text:p text:style-name="P5">La maladie inversera tous les caractéristiques des infectés.</text:p>
      <text:p text:style-name="P5">Exemple : Un dieu bienveillant devriendra destructeur, etc ... </text:p>
      <text:p text:style-name="P5"/>
      <text:h text:style-name="Heading_20_1" text:outline-level="1"><text:soft-page-break/>La source du mal</text:h>
      <text:p text:style-name="Text_20_body">La source du mal serait un être. La relation entre l'etre et l'humain serait a travai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style:shadow="none" fo:keep-with-next="always">
        <style:tab-stops/>
        <style:background-image/>
      </style:paragraph-properties>
      <style:text-properties style:font-name="Cambria" fo:font-size="36pt" fo:font-weight="bold" style:font-name-asian="Microsoft YaHei" style:font-size-asian="14pt" style:font-name-complex="Ari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fo:background-color="transparent" style:shadow="none">
        <style:tab-stops/>
        <style:background-image/>
      </style:paragraph-properties>
      <style:text-properties style:font-name="NSimSun" fo:font-size="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fo:text-transform="capitalize" style:font-name="Segoe UI Historic" fo:font-size="20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17T22:32:12.33</meta:creation-date>
    <meta:editing-duration>PT3H58M48S</meta:editing-duration>
    <meta:editing-cycles>7</meta:editing-cycles>
    <meta:generator>OpenOffice/4.1.2$Win32 OpenOffice.org_project/412m3$Build-9782</meta:generator>
    <dc:title>rp_type_modele</dc:title>
    <dc:date>2017-02-13T08:34:40.42</dc:date>
    <meta:document-statistic meta:table-count="0" meta:image-count="0" meta:object-count="0" meta:page-count="3" meta:paragraph-count="30" meta:word-count="468" meta:character-count="2808"/>
    <meta:template xlink:type="simple" xlink:actuate="onRequest" xlink:title="rp_type_modele" xlink:href="file:///C:/Users/Jipay/AppData/Roaming/OpenOffice/4/user/template/rp_type_modele.ott" meta:date="2017-01-17T22:32:12.15"/>
  </office:meta>
</office:document-meta>
</file>